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ongregation Adath Yeshurun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8, 1894</text:p>
      <text:p text:style-name="P5">Month<text:tab/><text:tab/><text:tab/><text:tab/><text:tab/><text:tab/>June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Syracuse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vailable in Box 19, FF 10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3">Syracuse N. Y. June 8' 1894/</text:p>
      <text:p text:style-name="P2">Rev. Morais L. L. D./</text:p>
      <text:p text:style-name="P2"><text:tab/>Philadelphia Pa/</text:p>
      <text:p text:style-name="P2">Rev. Sir/</text:p>
      <text:p text:style-name="P2"><text:tab/>It is with extreme pleasure/ that we have learned of your intended visit to/ our city and congregation, in your official/ capacity as President of the Faculty of the/ <text:span text:style-name="T1">˶</text:span><text:span text:style-name="T2">Jewish Theological Seminary," at the instance/ of the Instalation[sic!] of Rabbi Joseph H. Hertz/ we bid you Welcome, a thousand times welcome!/ and we respectfully invite you to deliver the/ instalation[sic!] sermon on Saturday morning the/ 16th inst at our Synagogue, trusting that our/ request will meet with your kind favor and beging[sic!]/ pardon for the intrusion/ We remain your humble servants/ Congregation Adath Yeshurun/ J Shriber. president/ pr. 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4:41:45.26</meta:creation-date>
    <dc:date>2012-03-26T13:09:09.83</dc:date>
    <dc:creator>Penn Libraries</dc:creator>
    <meta:editing-duration>PT00H05M23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88" meta:character-count="2022"/>
  </office:meta>
</office:document-meta>
</file>